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Arial1" svg:font-family="Arial" style:font-family-generic="swiss"/>
    <style:font-face style:name="Calibri3" svg:font-family="Calibri" style:font-family-generic="swiss"/>
    <style:font-face style:name="Calibri1" svg:font-family="Calibri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fo:min-height="3.174cm"/>
    </style:style>
    <style:style style:name="pr9" style:family="presentation" style:parent-style-name="Title_20_and_20_Content-outline1">
      <style:graphic-properties fo:min-height="12.321cm"/>
    </style:style>
    <style:style style:name="pr10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language="fr" fo:country="F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language="fr" fo:country="CA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Routage </text:span><text:span text:style-name="T2">vers</text:span><text:span text:style-name="T1"> </text:span><text:span text:style-name="T2">trou</text:span><text:span text:style-name="T1"> </text:span><text:span text:style-name="T3">noir</text:span></text:p>
          </draw:text-box>
        </draw:frame>
        <draw:frame draw:name="Subtitle 2" presentation:style-name="pr2" draw:text-style-name="P4" draw:layer="layout" svg:width="17.779cm" svg:height="4.867cm" svg:x="3.92cm" svg:y="9.525cm" presentation:class="subtitle" presentation:user-transformed="true">
          <draw:text-box>
            <text:p text:style-name="P3"><text:span text:style-name="T4">Présenté par</text:span></text:p>
            <text:p text:style-name="P3"><text:span text:style-name="T4">Enzo Peruzzetto</text:span></text:p>
            <text:p text:style-name="P3"><text:span text:style-name="T4">Pierre Chauveau</text:span></text:p>
            <text:p text:style-name="P3"><text:span text:style-name="T4">Rémi Brisset</text:span></text:p>
            <text:p text:style-name="P3"><text:span text:style-name="T4">Michel Massami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Bullet Point Slid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Introduction</text:span></text:p>
          </draw:text-box>
        </draw:frame>
        <draw:frame draw:name="Rectangle 3" presentation:style-name="pr5" draw:text-style-name="P7" draw:layer="layout" svg:width="22.859cm" svg:height="12.135cm" svg:x="1.129cm" svg:y="4.621cm" presentation:class="outline" presentation:user-transformed="true">
          <draw:text-box>
            <text:list text:style-name="L3">
              <text:list-item>
                <text:p text:style-name="P6"><text:span text:style-name="T6"/></text:p>
              </text:list-item>
              <text:list-item>
                <text:p text:style-name="P6"><text:span text:style-name="T7"/></text:p>
              </text:list-item>
            </text:list>
          </draw:text-box>
        </draw:frame>
        <presentation:notes draw:style-name="dp3">
          <draw:frame draw:name="Rectangle 7" presentation:style-name="pr6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éro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2" presentation:class="page"/>
          <draw:frame draw:name="Rectangle 3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ontent" presentation:presentation-page-layout-name="AL3T1">
        <draw:frame presentation:style-name="pr8" draw:text-style-name="P11" draw:layer="layout" svg:width="22.859cm" svg:height="3.174cm" svg:x="1.27cm" svg:y="0.763cm" presentation:class="title">
          <draw:text-box>
            <text:p text:style-name="P11">Introduction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6">
              <text:list-item>
                <text:p text:style-name="P12">Virtualisation</text:p>
              </text:list-item>
            </text:list>
            <text:list text:style-name="L7">
              <text:list-item>
                <text:list>
                  <text:list-item>
                    <text:p>Topologie</text:p>
                  </text:list-item>
                  <text:list-item>
                    <text:p>Configuration</text:p>
                    <text:p/>
                  </text:list-item>
                </text:list>
              </text:list-item>
            </text:list>
            <text:list text:style-name="L6">
              <text:list-item>
                <text:p>Application Web</text:p>
              </text:list-item>
            </text:list>
            <text:list text:style-name="L7">
              <text:list-item>
                <text:list>
                  <text:list-item>
                    <text:p>Hiéarchie Meteor.js</text:p>
                  </text:list-item>
                  <text:list-item>
                    <text:p>Intéraction entre modul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3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3T1">
        <draw:frame presentation:style-name="pr8" draw:layer="layout" svg:width="22.859cm" svg:height="3.174cm" svg:x="1.27cm" svg:y="0.763cm" presentation:class="title" presentation:user-transformed="true">
          <draw:text-box>
            <text:list text:style-name="L5">
              <text:list-header>
                <text:p>Topologie</text:p>
              </text:list-header>
            </text:list>
          </draw:text-box>
        </draw:frame>
        <draw:frame presentation:style-name="pr9" draw:text-style-name="P11" draw:layer="layout" svg:width="22.859cm" svg:height="12.571cm" svg:x="1.27cm" svg:y="4.445cm" presentation:class="outline">
          <draw:text-box>
            <text:list text:style-name="L8">
              <text:list-header>
                <text:p text:style-name="P11"/>
                <text:p text:style-name="P11"/>
                <text:p text:style-name="P11"/>
                <text:p text:style-name="P11">(insertion image topologie)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3T1">
        <draw:frame presentation:style-name="pr8" draw:layer="layout" svg:width="22.859cm" svg:height="3.174cm" svg:x="1.27cm" svg:y="0.763cm" presentation:class="title" presentation:user-transformed="true">
          <draw:text-box>
            <text:p>Configuration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8">
              <text:list-item>
                <text:p>NEmu script python bash</text:p>
                <text:p/>
              </text:list-item>
              <text:list-item>
                <text:p>Fichier config interface</text:p>
                <text:p/>
              </text:list-item>
              <text:list-item>
                <text:p>Configuration routeurs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1">
        <draw:frame presentation:style-name="pr8" draw:layer="layout" svg:width="22.859cm" svg:height="3.174cm" svg:x="1.27cm" svg:y="0.763cm" presentation:class="title">
          <draw:text-box>
            <text:p>Application Web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8">
              <text:list-header>
                <text:p>Architecture</text:p>
                <text:p/>
                <text:p>(insertion image archi)</text:p>
                <text:p/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1">
        <draw:frame presentation:style-name="pr8" draw:layer="layout" svg:width="22.859cm" svg:height="3.174cm" svg:x="1.27cm" svg:y="0.763cm" presentation:class="title">
          <draw:text-box>
            <text:p>Application Web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8">
              <text:list-header>
                <text:p><text:span text:style-name="T9">Interaction</text:span></text:p>
                <text:p/>
                <text:p/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1">
        <draw:frame presentation:style-name="pr8" draw:layer="layout" svg:width="22.859cm" svg:height="3.174cm" svg:x="1.27cm" svg:y="0.763cm" presentation:class="title" presentation:user-transformed="true">
          <draw:text-box>
            <text:p>Exemples</text:p>
          </draw:text-box>
        </draw:frame>
        <draw:frame presentation:style-name="pr9" draw:layer="layout" svg:width="22.859cm" svg:height="12.571cm" svg:x="1.27cm" svg:y="4.445cm" presentation:class="outline">
          <draw:text-box>
            <text:list text:style-name="L8">
              <text:list-header>
                <text:p/>
                <text:p/>
                <text:p/>
              </text:list-header>
            </text:list>
            <text:list text:style-name="L9">
              <text:list-header>
                <text:p text:style-name="P11">(insertion image dia séquence)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Arial1" svg:font-family="Arial" style:font-family-generic="swiss"/>
    <style:font-face style:name="Calibri3" svg:font-family="Calibri" style:font-family-generic="swiss"/>
    <style:font-face style:name="Calibri1" svg:font-family="Calibri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b7dee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25406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7dee8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254061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simple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P12" style:family="paragraph">
      <style:paragraph-properties fo:text-align="start"/>
      <style:text-properties fo:font-size="32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8" style:family="paragraph">
      <style:paragraph-properties fo:text-align="start"/>
      <style:text-properties fo:font-size="28pt"/>
    </style:style>
    <style:style style:name="MP19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28pt"/>
    </style:style>
    <style:style style:name="MP2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8pt"/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8pt"/>
    </style:style>
    <style:style style:name="MP22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8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9898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draw:g draw:name="Group 1">
        <draw:custom-shape draw:name="Freeform 19" draw:style-name="Mgr3" draw:text-style-name="MP5" draw:layer="layout" svg:width="25.593cm" svg:height="3.514cm" draw:transform="rotate (-3.14159265358979) translate (25.493cm 19.266cm)">
          <text:p/>
          <draw:enhanced-geometry draw:mirror-horizontal="false" draw:mirror-vertical="false" drawooo:sub-view-size="9214942 1265366" draw:text-areas="0 0 ?f0 ?f1" svg:viewBox="0 0 0 0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25.536cm" svg:height="2.632cm" draw:transform="rotate (-3.14159265358979) translate (25.449cm 19.328cm)">
          <text:p/>
          <draw:enhanced-geometry draw:mirror-horizontal="false" draw:mirror-vertical="false" drawooo:sub-view-size="9195120 948068" draw:text-areas="0 0 ?f24 ?f25" svg:viewBox="0 0 0 0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  <draw:custom-shape draw:name="Freeform 12" draw:style-name="Mgr3" draw:text-style-name="MP5" draw:layer="layout" svg:width="25.597cm" svg:height="3.514cm" svg:x="-0.101cm" svg:y="-0.075cm">
          <text:p/>
          <draw:enhanced-geometry draw:mirror-horizontal="false" draw:mirror-vertical="false" drawooo:sub-view-size="9214942 1265366" draw:text-areas="0 0 ?f0 ?f1" svg:viewBox="0 0 0 0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25.54cm" svg:height="2.632cm" svg:x="-0.066cm" svg:y="-0.137cm">
          <text:p/>
          <draw:enhanced-geometry draw:mirror-horizontal="false" draw:mirror-vertical="false" drawooo:sub-view-size="9195120 948068" draw:text-areas="0 0 ?f24 ?f25" svg:viewBox="0 0 0 0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</draw:g>
      <draw:frame draw:name="Title 1" presentation:style-name="Mpr1" draw:text-style-name="MP8" draw:layer="backgroundobjects" svg:width="21.589cm" svg:height="4.082cm" svg:x="1.905cm" svg:y="5.918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Date Placeholder 3" presentation:style-name="Mpr2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2"><text:date style:data-style-name="D1" text:date-value="2018-02-25">25/02/2018</text:date></text:span></text:p>
        </draw:text-box>
      </draw:frame>
      <draw:frame draw:name="Footer Placeholder 4" presentation:style-name="Mpr2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1">
        <draw:custom-shape draw:name="Freeform 19" draw:style-name="Mgr3" draw:text-style-name="MP5" draw:layer="layout" svg:width="25.593cm" svg:height="3.514cm" draw:transform="rotate (-3.14159265358979) translate (25.493cm 19.266cm)">
          <text:p/>
          <draw:enhanced-geometry draw:mirror-horizontal="false" draw:mirror-vertical="false" drawooo:sub-view-size="9214942 1265366" draw:text-areas="0 0 ?f0 ?f1" svg:viewBox="0 0 0 0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25.536cm" svg:height="2.632cm" draw:transform="rotate (-3.14159265358979) translate (25.449cm 19.328cm)">
          <text:p/>
          <draw:enhanced-geometry draw:mirror-horizontal="false" draw:mirror-vertical="false" drawooo:sub-view-size="9195120 948068" draw:text-areas="0 0 ?f24 ?f25" svg:viewBox="0 0 0 0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  <draw:custom-shape draw:name="Freeform 12" draw:style-name="Mgr3" draw:text-style-name="MP5" draw:layer="layout" svg:width="25.597cm" svg:height="3.514cm" svg:x="-0.101cm" svg:y="-0.075cm">
          <text:p/>
          <draw:enhanced-geometry draw:mirror-horizontal="false" draw:mirror-vertical="false" drawooo:sub-view-size="9214942 1265366" draw:text-areas="0 0 ?f0 ?f1" svg:viewBox="0 0 0 0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25.54cm" svg:height="2.632cm" svg:x="-0.066cm" svg:y="-0.137cm">
          <text:p/>
          <draw:enhanced-geometry draw:mirror-horizontal="false" draw:mirror-vertical="false" drawooo:sub-view-size="9195120 948068" draw:text-areas="0 0 ?f24 ?f25" svg:viewBox="0 0 0 0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</draw:g>
      <draw:frame draw:name="Title 1" presentation:style-name="Mpr5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Content Placeholder 2" presentation:style-name="Mpr6" draw:text-style-name="MP17" draw:layer="backgroundobjects" svg:width="22.859cm" svg:height="12.571cm" svg:x="1.27cm" svg:y="4.445cm" presentation:class="outline" presentation:user-transformed="true">
        <draw:text-box>
          <text:list text:style-name="ML6">
            <text:list-item>
              <text:p text:style-name="MP12"><text:span text:style-name="MT4">Cliquez pour éditer le format du plan </text:span><text:span text:style-name="MT4">de texte</text:span></text:p>
              <text:list>
                <text:list-item>
                  <text:p text:style-name="MP12"><text:span text:style-name="MT4">Second niveau de plan</text:span></text:p>
                  <text:list>
                    <text:list-item>
                      <text:p text:style-name="MP12"><text:span text:style-name="MT4">Troisième niveau de plan</text:span></text:p>
                      <text:list>
                        <text:list-item>
                          <text:p text:style-name="MP12"><text:span text:style-name="MT4">Quatrième niveau de plan</text:span></text:p>
                          <text:list>
                            <text:list-item>
                              <text:p text:style-name="MP12"><text:span text:style-name="MT4">Cinquième niveau de plan</text:span></text:p>
                              <text:list>
                                <text:list-item>
                                  <text:p text:style-name="MP12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4">Septième niveau de planClick to edit </text:span><text:span text:style-name="MT4">Master text styles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2"><text:date style:data-style-name="D1" text:date-value="2018-02-25">25/02/2018</text:date></text:span></text:p>
        </draw:text-box>
      </draw:frame>
      <draw:frame draw:name="Footer Placeholder 4" presentation:style-name="Mpr7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g draw:name="Group 1">
        <draw:custom-shape draw:name="Freeform 19" draw:style-name="Mgr3" draw:text-style-name="MP5" draw:layer="layout" svg:width="25.593cm" svg:height="3.514cm" draw:transform="rotate (-3.14159265358979) translate (25.493cm 19.266cm)">
          <text:p/>
          <draw:enhanced-geometry draw:mirror-horizontal="false" draw:mirror-vertical="false" drawooo:sub-view-size="9214942 1265366" draw:text-areas="0 0 ?f0 ?f1" svg:viewBox="0 0 0 0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25.536cm" svg:height="2.632cm" draw:transform="rotate (-3.14159265358979) translate (25.449cm 19.328cm)">
          <text:p/>
          <draw:enhanced-geometry draw:mirror-horizontal="false" draw:mirror-vertical="false" drawooo:sub-view-size="9195120 948068" draw:text-areas="0 0 ?f24 ?f25" svg:viewBox="0 0 0 0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  <draw:custom-shape draw:name="Freeform 12" draw:style-name="Mgr3" draw:text-style-name="MP5" draw:layer="layout" svg:width="25.597cm" svg:height="3.514cm" svg:x="-0.101cm" svg:y="-0.075cm">
          <text:p/>
          <draw:enhanced-geometry draw:mirror-horizontal="false" draw:mirror-vertical="false" drawooo:sub-view-size="9214942 1265366" draw:text-areas="0 0 ?f0 ?f1" svg:viewBox="0 0 0 0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25.54cm" svg:height="2.632cm" svg:x="-0.066cm" svg:y="-0.137cm">
          <text:p/>
          <draw:enhanced-geometry draw:mirror-horizontal="false" draw:mirror-vertical="false" drawooo:sub-view-size="9195120 948068" draw:text-areas="0 0 ?f24 ?f25" svg:viewBox="0 0 0 0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</draw:g>
      <draw:frame draw:name="Title 1" presentation:style-name="Mpr10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Content Placeholder 2" presentation:style-name="Mpr11" draw:text-style-name="MP23" draw:layer="backgroundobjects" svg:width="11.217cm" svg:height="12.571cm" svg:x="1.27cm" svg:y="4.445cm" presentation:class="outline" presentation:user-transformed="true">
        <draw:text-box>
          <text:list text:style-name="ML6">
            <text:list-item>
              <text:p text:style-name="MP18"><text:span text:style-name="MT5">Cliquez pour éditer le format du plan de </text:span><text:span text:style-name="MT5">texte</text:span></text:p>
              <text:list>
                <text:list-item>
                  <text:p text:style-name="MP18"><text:span text:style-name="MT5">Second niveau de plan</text:span></text:p>
                  <text:list>
                    <text:list-item>
                      <text:p text:style-name="MP18"><text:span text:style-name="MT5">Troisième niveau de plan</text:span></text:p>
                      <text:list>
                        <text:list-item>
                          <text:p text:style-name="MP18"><text:span text:style-name="MT5">Quatrième niveau de plan</text:span></text:p>
                          <text:list>
                            <text:list-item>
                              <text:p text:style-name="MP18"><text:span text:style-name="MT5">Cinquième niveau de plan</text:span></text:p>
                              <text:list>
                                <text:list-item>
                                  <text:p text:style-name="MP18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9"><text:span text:style-name="MT5">Septième niveau de planClick to edit </text:span><text:span text:style-name="MT5">Master text styles</text:span></text:p>
            </text:list-item>
          </text:list>
          <text:list text:style-name="ML8">
            <text:list-item>
              <text:list>
                <text:list-item>
                  <text:p text:style-name="MP20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1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23" draw:layer="backgroundobjects" svg:width="11.217cm" svg:height="12.571cm" svg:x="12.912cm" svg:y="4.445cm" presentation:class="outline" presentation:user-transformed="true">
        <draw:text-box>
          <text:list text:style-name="ML6">
            <text:list-item>
              <text:p text:style-name="MP18"><text:span text:style-name="MT5">Cliquez pour éditer le format du plan de </text:span><text:span text:style-name="MT5">texte</text:span></text:p>
              <text:list>
                <text:list-item>
                  <text:p text:style-name="MP18"><text:span text:style-name="MT5">Second niveau de plan</text:span></text:p>
                  <text:list>
                    <text:list-item>
                      <text:p text:style-name="MP18"><text:span text:style-name="MT5">Troisième niveau de plan</text:span></text:p>
                      <text:list>
                        <text:list-item>
                          <text:p text:style-name="MP18"><text:span text:style-name="MT5">Quatrième niveau de plan</text:span></text:p>
                          <text:list>
                            <text:list-item>
                              <text:p text:style-name="MP18"><text:span text:style-name="MT5">Cinquième niveau de plan</text:span></text:p>
                              <text:list>
                                <text:list-item>
                                  <text:p text:style-name="MP18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9"><text:span text:style-name="MT5">Septième niveau de planClick to edit </text:span><text:span text:style-name="MT5">Master text styles</text:span></text:p>
            </text:list-item>
          </text:list>
          <text:list text:style-name="ML8">
            <text:list-item>
              <text:list>
                <text:list-item>
                  <text:p text:style-name="MP20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1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2"><text:date style:data-style-name="D1" text:date-value="2018-02-25">25/02/2018</text:date></text:span></text:p>
        </draw:text-box>
      </draw:frame>
      <draw:frame draw:name="Footer Placeholder 4" presentation:style-name="Mpr12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usiness waves PowerPoint Presentation</dc:title>
    <meta:initial-creator>Amy Pearce</meta:initial-creator>
    <meta:editing-cycles>10</meta:editing-cycles>
    <meta:creation-date>2011-04-27T14:44:38</meta:creation-date>
    <dc:date>2018-02-25T18:03:27.656807163</dc:date>
    <meta:editing-duration>P1DT2H45S</meta:editing-duration>
    <meta:generator>LibreOffice/5.1.6.2$Linux_X86_64 LibreOffice_project/10m0$Build-2</meta:generator>
    <meta:document-statistic meta:object-count="9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